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87:Sheet1.AMJ68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9:55:06.420733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5-13T19:56:36.709001457</dc:date>
    <meta:editing-duration>P9DT5H52M14S</meta:editing-duration>
    <meta:editing-cycles>741</meta:editing-cycles>
    <meta:generator>LibreOffice/6.1.5.2$Linux_X86_64 LibreOffice_project/10$Build-2</meta:generator>
    <meta:document-statistic meta:table-count="1" meta:cell-count="6131" meta:object-count="0"/>
  </office:meta>
</office:document-meta>
</file>